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8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5"/>August - 2012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57305" calcext:value-type="float">
            <text:p><text:s/>557,305 </text:p>
          </table:table-cell>
          <table:table-cell table:style-name="ce30" office:value-type="float" office:value="2837" calcext:value-type="float">
            <text:p><text:s/>2,837 </text:p>
          </table:table-cell>
          <table:table-cell table:style-name="ce30" office:value-type="float" office:value="28284" calcext:value-type="float">
            <text:p><text:s/>28,28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508900" calcext:value-type="float">
            <text:p><text:s/>508,90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12" calcext:value-type="float">
            <text:p><text:s/>512 </text:p>
          </table:table-cell>
          <table:table-cell table:style-name="ce30" office:value-type="float" office:value="16860" calcext:value-type="float">
            <text:p><text:s/>16,860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073" calcext:value-type="float">
            <text:p><text:s/>1,073 </text:p>
          </table:table-cell>
          <table:table-cell table:style-name="ce30" office:value-type="float" office:value="4503" calcext:value-type="float">
            <text:p><text:s/>4,503 </text:p>
          </table:table-cell>
          <table:table-cell table:style-name="ce30" office:value-type="float" office:value="3261" calcext:value-type="float">
            <text:p><text:s/>3,261 </text:p>
          </table:table-cell>
          <table:table-cell table:style-name="ce30" office:value-type="float" office:value="1242" calcext:value-type="float">
            <text:p><text:s/>1,242 </text:p>
          </table:table-cell>
          <table:table-cell table:style-name="ce30" office:value-type="float" office:value="87" calcext:value-type="float">
            <text:p><text:s/>87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6179" calcext:value-type="float">
            <text:p><text:s/>176,179 </text:p>
          </table:table-cell>
          <table:table-cell table:style-name="ce30" office:value-type="float" office:value="906" calcext:value-type="float">
            <text:p><text:s/>90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8669" calcext:value-type="float">
            <text:p><text:s/>168,6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8" calcext:value-type="float">
            <text:p><text:s/>268 </text:p>
          </table:table-cell>
          <table:table-cell table:style-name="ce30" office:value-type="float" office:value="6514" calcext:value-type="float">
            <text:p><text:s/>6,514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534" calcext:value-type="float">
            <text:p><text:s/>534 </text:p>
          </table:table-cell>
          <table:table-cell table:style-name="ce30" office:value-type="float" office:value="1100" calcext:value-type="float">
            <text:p><text:s/>1,100 </text:p>
          </table:table-cell>
          <table:table-cell table:style-name="ce30" office:value-type="float" office:value="996" calcext:value-type="float">
            <text:p><text:s/>996 </text:p>
          </table:table-cell>
          <table:table-cell table:style-name="ce30" office:value-type="float" office:value="104" calcext:value-type="float">
            <text:p><text:s/>104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719" calcext:value-type="float">
            <text:p><text:s/>81,719 </text:p>
          </table:table-cell>
          <table:table-cell table:style-name="ce30" office:value-type="float" office:value="482" calcext:value-type="float">
            <text:p><text:s/>482 </text:p>
          </table:table-cell>
          <table:table-cell table:style-name="ce30" office:value-type="float" office:value="6563" calcext:value-type="float">
            <text:p><text:s/>6,5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553" calcext:value-type="float">
            <text:p><text:s/>73,55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8" calcext:value-type="float">
            <text:p><text:s/>158 </text:p>
          </table:table-cell>
          <table:table-cell table:style-name="ce30" office:value-type="float" office:value="1311" calcext:value-type="float">
            <text:p><text:s/>1,3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2" calcext:value-type="float">
            <text:p><text:s/>122 </text:p>
          </table:table-cell>
          <table:table-cell table:style-name="ce30" office:value-type="float" office:value="494" calcext:value-type="float">
            <text:p><text:s/>494 </text:p>
          </table:table-cell>
          <table:table-cell table:style-name="ce30" office:value-type="float" office:value="292" calcext:value-type="float">
            <text:p><text:s/>292 </text:p>
          </table:table-cell>
          <table:table-cell table:style-name="ce30" office:value-type="float" office:value="202" calcext:value-type="float">
            <text:p><text:s/>202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8691" calcext:value-type="float">
            <text:p><text:s/>48,691 </text:p>
          </table:table-cell>
          <table:table-cell table:style-name="ce30" office:value-type="float" office:value="336" calcext:value-type="float">
            <text:p><text:s/>336 </text:p>
          </table:table-cell>
          <table:table-cell table:style-name="ce30" office:value-type="float" office:value="7419" calcext:value-type="float">
            <text:p><text:s/>7,4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38185" calcext:value-type="float">
            <text:p><text:s/>38,1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2571" calcext:value-type="float">
            <text:p><text:s/>2,5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738" calcext:value-type="float">
            <text:p><text:s/>738 </text:p>
          </table:table-cell>
          <table:table-cell table:style-name="ce30" office:value-type="float" office:value="516" calcext:value-type="float">
            <text:p><text:s/>516 </text:p>
          </table:table-cell>
          <table:table-cell table:style-name="ce30" office:value-type="float" office:value="222" calcext:value-type="float">
            <text:p><text:s/>22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676" calcext:value-type="float">
            <text:p><text:s/>20,676 </text:p>
          </table:table-cell>
          <table:table-cell table:style-name="ce30" office:value-type="float" office:value="85" calcext:value-type="float">
            <text:p><text:s/>85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59" calcext:value-type="float">
            <text:p><text:s/>16,3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585" calcext:value-type="float">
            <text:p><text:s/>5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0" calcext:value-type="float">
            <text:p><text:s/>80 </text:p>
          </table:table-cell>
          <table:table-cell table:number-columns-repeated="2" table:style-name="ce30" office:value-type="float" office:value="123" calcext:value-type="float">
            <text:p><text:s/>1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3556" calcext:value-type="float">
            <text:p><text:s/>113,556 </text:p>
          </table:table-cell>
          <table:table-cell table:style-name="ce30" office:value-type="float" office:value="795" calcext:value-type="float">
            <text:p><text:s/>795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0973" calcext:value-type="float">
            <text:p><text:s/>110,97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1871" calcext:value-type="float">
            <text:p><text:s/>1,8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5" calcext:value-type="float">
            <text:p><text:s/>215 </text:p>
          </table:table-cell>
          <table:table-cell table:style-name="ce30" office:value-type="float" office:value="1102" calcext:value-type="float">
            <text:p><text:s/>1,102 </text:p>
          </table:table-cell>
          <table:table-cell table:style-name="ce30" office:value-type="float" office:value="543" calcext:value-type="float">
            <text:p><text:s/>543 </text:p>
          </table:table-cell>
          <table:table-cell table:style-name="ce30" office:value-type="float" office:value="559" calcext:value-type="float">
            <text:p><text:s/>559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3829" calcext:value-type="float">
            <text:p><text:s/>113,829 </text:p>
          </table:table-cell>
          <table:table-cell table:style-name="ce30" office:value-type="float" office:value="233" calcext:value-type="float">
            <text:p><text:s/>233 </text:p>
          </table:table-cell>
          <table:table-cell table:style-name="ce30" office:value-type="float" office:value="10043" calcext:value-type="float">
            <text:p><text:s/>10,0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99076" calcext:value-type="float">
            <text:p><text:s/>99,07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3922" calcext:value-type="float">
            <text:p><text:s/>3,92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943" calcext:value-type="float">
            <text:p><text:s/>943 </text:p>
          </table:table-cell>
          <table:table-cell table:style-name="ce30" office:value-type="float" office:value="788" calcext:value-type="float">
            <text:p><text:s/>788 </text:p>
          </table:table-cell>
          <table:table-cell table:style-name="ce30" office:value-type="float" office:value="155" calcext:value-type="float">
            <text:p><text:s/>155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40" calcext:value-type="float">
            <text:p><text:s/>2,640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30" calcext:value-type="float">
            <text:p><text:s/>9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6065" calcext:value-type="float">
            <text:p><text:s/>36,065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399" calcext:value-type="float">
            <text:p><text:s/>32,39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442" calcext:value-type="float">
            <text:p><text:s/>2,4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535" calcext:value-type="float">
            <text:p><text:s/>535 </text:p>
          </table:table-cell>
          <table:table-cell table:style-name="ce31" office:value-type="float" office:value="490" calcext:value-type="float">
            <text:p><text:s/>490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910" calcext:value-type="float">
            <text:p><text:s/>4,910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91" calcext:value-type="float">
            <text:p><text:s/>3,49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81" calcext:value-type="float">
            <text:p><text:s/>28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716" calcext:value-type="float">
            <text:p><text:s/>1,716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7" calcext:value-type="float">
            <text:p><text:s/>1,5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1" calcext:value-type="float">
            <text:p><text:s/>1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28" calcext:value-type="float">
            <text:p><text:s/>2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201" calcext:value-type="float">
            <text:p><text:s/>5,201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14" calcext:value-type="float">
            <text:p><text:s/>4,7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201" calcext:value-type="float">
            <text:p><text:s/>20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83" calcext:value-type="float">
            <text:p><text:s/>1,8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19" calcext:value-type="float">
            <text:p><text:s/>1,7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08" calcext:value-type="float">
            <text:p><text:s/>2,208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4" calcext:value-type="float">
            <text:p><text:s/>1,8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8" calcext:value-type="float">
            <text:p><text:s/>7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538" calcext:value-type="float">
            <text:p><text:s/>2,5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" calcext:value-type="float">
            <text:p><text:s/>15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42" calcext:value-type="float">
            <text:p><text:s/>13,042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48" calcext:value-type="float">
            <text:p><text:s/>12,1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8" calcext:value-type="float">
            <text:p><text:s/>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00" calcext:value-type="float">
            <text:p><text:s/>60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31" calcext:value-type="float">
            <text:p><text:s/>2,631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0" calcext:value-type="float">
            <text:p><text:s/>2,6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0" calcext:value-type="float">
            <text:p><text:s/>6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361" calcext:value-type="float">
            <text:p><text:s/>17,361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45" calcext:value-type="float">
            <text:p><text:s/>16,2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43" calcext:value-type="float">
            <text:p><text:s/>1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7" calcext:value-type="float">
            <text:p><text:s/>77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36" calcext:value-type="float">
            <text:p><text:s/>3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993" calcext:value-type="float">
            <text:p><text:s/>6,993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225" calcext:value-type="float">
            <text:p><text:s/>2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494" calcext:value-type="float">
            <text:p><text:s/>6,4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05" calcext:value-type="float">
            <text:p><text:s/>2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79" calcext:value-type="float">
            <text:p><text:s/>79 </text:p>
          </table:table-cell>
          <table:table-cell table:style-name="ce31" office:value-type="float" office:value="69" calcext:value-type="float">
            <text:p><text:s/>69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81" calcext:value-type="float">
            <text:p><text:s/>15,98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7" calcext:value-type="float">
            <text:p><text:s/>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55" calcext:value-type="float">
            <text:p><text:s/>2,65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5" calcext:value-type="float">
            <text:p><text:s/>2,08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86" calcext:value-type="float">
            <text:p><text:s/>8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3" calcext:value-type="float">
            <text:p><text:s/>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33" calcext:value-type="float">
            <text:p><text:s/>2,13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47" calcext:value-type="float">
            <text:p><text:s/>2,0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4" calcext:value-type="float">
            <text:p><text:s/>8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2" calcext:value-type="float">
            <text:p><text:s/>5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2-10-05T09:12:00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